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1c0e" officeooo:paragraph-rsid="00061c0e"/>
    </style:style>
    <style:style style:name="P2" style:family="paragraph" style:parent-style-name="Text_20_body">
      <style:text-properties officeooo:rsid="00084eba" officeooo:paragraph-rsid="00084eba"/>
    </style:style>
    <style:style style:name="P3" style:family="paragraph" style:parent-style-name="Text_20_body">
      <style:text-properties officeooo:rsid="000b770d" officeooo:paragraph-rsid="000b806b"/>
    </style:style>
    <style:style style:name="P4" style:family="paragraph" style:parent-style-name="Text_20_body">
      <style:text-properties officeooo:rsid="000b806b" officeooo:paragraph-rsid="000b806b"/>
    </style:style>
    <style:style style:name="P5" style:family="paragraph" style:parent-style-name="Text_20_body">
      <style:text-properties officeooo:rsid="000cdac7" officeooo:paragraph-rsid="000cdac7"/>
    </style:style>
    <style:style style:name="P6" style:family="paragraph" style:parent-style-name="Text_20_body">
      <style:text-properties officeooo:rsid="00111155" officeooo:paragraph-rsid="00111155"/>
    </style:style>
    <style:style style:name="P7" style:family="paragraph" style:parent-style-name="Heading_20_1">
      <style:text-properties officeooo:paragraph-rsid="000443e9"/>
    </style:style>
    <style:style style:name="P8" style:family="paragraph" style:parent-style-name="Text_20_body">
      <style:text-properties officeooo:rsid="000b806b" officeooo:paragraph-rsid="000b806b"/>
    </style:style>
    <style:style style:name="P9" style:family="paragraph" style:parent-style-name="Text_20_body" style:list-style-name="L1">
      <style:text-properties officeooo:rsid="000b806b" officeooo:paragraph-rsid="000b806b"/>
    </style:style>
    <style:style style:name="P10" style:family="paragraph" style:parent-style-name="Text_20_body" style:list-style-name="L2">
      <style:text-properties officeooo:rsid="000e4ace" officeooo:paragraph-rsid="000e4ace"/>
    </style:style>
    <style:style style:name="P11" style:family="paragraph" style:parent-style-name="Text_20_body" style:list-style-name="L3">
      <style:text-properties officeooo:rsid="00111155" officeooo:paragraph-rsid="00111155"/>
    </style:style>
    <style:style style:name="P12" style:family="paragraph" style:parent-style-name="Text_20_body">
      <style:text-properties officeooo:rsid="00199527" officeooo:paragraph-rsid="00199527"/>
    </style:style>
    <style:style style:name="P13" style:family="paragraph" style:parent-style-name="Text_20_body">
      <style:text-properties officeooo:rsid="001f1685" officeooo:paragraph-rsid="001fb319"/>
    </style:style>
    <style:style style:name="P14" style:family="paragraph" style:parent-style-name="Text_20_body">
      <style:text-properties officeooo:rsid="001f5760" officeooo:paragraph-rsid="001f5760"/>
    </style:style>
    <style:style style:name="P15" style:family="paragraph" style:parent-style-name="Text_20_body" style:list-style-name="L4">
      <style:text-properties officeooo:rsid="001f5760" officeooo:paragraph-rsid="001f5760"/>
    </style:style>
    <style:style style:name="P16" style:family="paragraph" style:parent-style-name="Text_20_body" style:list-style-name="L5">
      <style:text-properties officeooo:rsid="001f5760" officeooo:paragraph-rsid="001f5760"/>
    </style:style>
    <style:style style:name="P17" style:family="paragraph" style:parent-style-name="Text_20_body" style:list-style-name="L6">
      <style:text-properties officeooo:rsid="001f5760" officeooo:paragraph-rsid="001f5760"/>
    </style:style>
    <style:style style:name="P18" style:family="paragraph" style:parent-style-name="Text_20_body" style:list-style-name="L7">
      <style:text-properties officeooo:rsid="001f5760" officeooo:paragraph-rsid="001f5760"/>
    </style:style>
    <style:style style:name="P19" style:family="paragraph" style:parent-style-name="Text_20_body">
      <style:text-properties officeooo:rsid="001fb319" officeooo:paragraph-rsid="001fb319"/>
    </style:style>
    <style:style style:name="P20" style:family="paragraph" style:parent-style-name="Text_20_body" style:list-style-name="L8">
      <style:text-properties officeooo:rsid="001fb319" officeooo:paragraph-rsid="001fb319"/>
    </style:style>
    <style:style style:name="P21" style:family="paragraph" style:parent-style-name="Text_20_body" style:list-style-name="L9">
      <style:text-properties officeooo:rsid="001fb319" officeooo:paragraph-rsid="001fb319"/>
    </style:style>
    <style:style style:name="P22" style:family="paragraph" style:parent-style-name="Text_20_body">
      <style:text-properties officeooo:rsid="001fb319" officeooo:paragraph-rsid="0020b487"/>
    </style:style>
    <style:style style:name="P23" style:family="paragraph" style:parent-style-name="Text_20_body">
      <style:text-properties officeooo:rsid="0020b487" officeooo:paragraph-rsid="0020b487"/>
    </style:style>
    <style:style style:name="P24" style:family="paragraph" style:parent-style-name="Text_20_body" style:list-style-name="L10">
      <style:text-properties officeooo:rsid="0020b487" officeooo:paragraph-rsid="0020b487"/>
    </style:style>
    <style:style style:name="P25" style:family="paragraph" style:parent-style-name="Text_20_body" style:list-style-name="L11">
      <style:text-properties officeooo:rsid="0020b487" officeooo:paragraph-rsid="0020b487"/>
    </style:style>
    <style:style style:name="P26" style:family="paragraph" style:parent-style-name="Text_20_body" style:list-style-name="L12">
      <style:text-properties officeooo:rsid="0020b487" officeooo:paragraph-rsid="0020b487"/>
    </style:style>
    <style:style style:name="P27" style:family="paragraph" style:parent-style-name="Text_20_body" style:list-style-name="L13">
      <style:text-properties officeooo:rsid="0020b487" officeooo:paragraph-rsid="0020b487"/>
    </style:style>
    <style:style style:name="P28" style:family="paragraph" style:parent-style-name="Text_20_body" style:list-style-name="L14">
      <style:text-properties officeooo:rsid="0020b487" officeooo:paragraph-rsid="0020b487"/>
    </style:style>
    <style:style style:name="T1" style:family="text">
      <style:text-properties officeooo:rsid="0009f7f5"/>
    </style:style>
    <style:style style:name="T2" style:family="text">
      <style:text-properties fo:font-style="italic" style:font-style-asian="italic" style:font-style-complex="italic"/>
    </style:style>
    <style:style style:name="T3" style:family="text">
      <style:text-properties officeooo:rsid="000b806b"/>
    </style:style>
    <style:style style:name="T4" style:family="text">
      <style:text-properties officeooo:rsid="000cdac7"/>
    </style:style>
    <style:style style:name="T5" style:family="text">
      <style:text-properties officeooo:rsid="000e4ace"/>
    </style:style>
    <style:style style:name="T6" style:family="text">
      <style:text-properties officeooo:rsid="000ffcc2"/>
    </style:style>
    <style:style style:name="T7" style:family="text">
      <style:text-properties officeooo:rsid="001243a5"/>
    </style:style>
    <style:style style:name="T8" style:family="text">
      <style:text-properties officeooo:rsid="0013465a"/>
    </style:style>
    <style:style style:name="T9" style:family="text">
      <style:text-properties officeooo:rsid="0018bbad"/>
    </style:style>
    <style:style style:name="T10" style:family="text">
      <style:text-properties officeooo:rsid="001989d3"/>
    </style:style>
    <style:style style:name="T11" style:family="text">
      <style:text-properties officeooo:rsid="001f5760"/>
    </style:style>
    <style:style style:name="T12" style:family="text">
      <style:text-properties officeooo:rsid="001fb319"/>
    </style:style>
    <style:style style:name="T13" style:family="text">
      <style:text-properties officeooo:rsid="0020b4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Einführung</text:h>
      <text:h text:style-name="P7" text:outline-level="1">Grundlagen</text:h>
      <text:h text:style-name="P7" text:outline-level="1">Explorative Datenanalyse</text:h>
      <text:h text:style-name="Heading_20_1" text:outline-level="1">Maschinelles Lernen</text:h>
      <text:p text:style-name="P2">Das maschinelle Lernen ist ein Teilgebiet der künstlichen Intelligenz und übernimmt Aufgaben die typischerweise menschliche Intelligenz erfordern. Sie soll dabei helfen Muster und Gesetzmäßigkeiten in Datensätzen zu erkennen. Aus vorhandenen Daten wird durch Algorithmen künstliches Wissen generiert.</text:p>
      <text:h text:style-name="Heading_20_2" text:outline-level="2">Methoden maschinellen Lernens</text:h>
      <text:p text:style-name="P2">Maschinelles Lernen lässt sich <text:span text:style-name="T1">nach [</text:span><text:a xlink:type="simple" xlink:href="https://www.talend.com/de/resources/maschinelles-lernen" text:style-name="Internet_20_link" text:visited-style-name="Visited_20_Internet_20_Link"><text:span text:style-name="T1">https://www.talend.com/de/resources/maschinelles-lernen</text:span></text:a><text:span text:style-name="T1">] </text:span>in vier Methoden unterteilen. <text:span text:style-name="T1">Die in den folgenden Kapiteln näher betrachtet werden.</text:span></text:p>
      <text:h text:style-name="Heading_20_3" text:outline-level="3">Überwachtes Lernen</text:h>
      <text:p text:style-name="P3">Bei überwachtem Lernen erhält ein Computer <text:span text:style-name="T4">strukturierte</text:span> Inputs und gewünschte <text:span text:style-name="T3">Ergebnisse</text:span>. Nun muss der Computer Wege finden mit Inputs, <text:span text:style-name="T3">um </text:span>diese <text:span text:style-name="T3">Ergebnisse</text:span> zu erreichen, d.h der Algorithmus versucht eine <text:span text:style-name="T2">vorhersage Funktion</text:span> zu entwickeln. Die Vorhersagen über die unbekannten oder künftigen Daten wird als <text:span text:style-name="T2">prädiktive Modellierung</text:span> bezeichnet.</text:p>
      <text:p text:style-name="P4">Das überwachte Lernen lässt sich in zwei Arten unterteilen.</text:p>
      <text:list xml:id="list1031409039" text:style-name="L1">
        <text:list-item>
          <text:p text:style-name="P9">Klassifizierung: das Ergebnis ist eine Kategorie, z. B. Gruppenzugehörigkeit</text:p>
        </text:list-item>
        <text:list-item>
          <text:p text:style-name="P9">Regression: hier ist das Ergebnis ein realer Wert, z. B. Produktpreis</text:p>
        </text:list-item>
      </text:list>
      <text:p text:style-name="P4">Mittels verschiedener Methoden lassen sich die Ergebnisse vorhersagen. Diese können Entscheidungsbäume, <text:span text:style-name="T8">Random-Forest-Algorithmus, </text:span>lineare Regression, Naive-Bayes-Verfahren, usw. <text:span text:style-name="T9">Eignet sich für Probleme der Klassifizierung und Regression.</text:span></text:p>
      <text:h text:style-name="Heading_20_3" text:outline-level="3">Unüberwachtes Lernen</text:h>
      <text:p text:style-name="P5">Bei diesem Lernen sind keine strukturiere<text:span text:style-name="T5">n</text:span> Daten vorhanden, <text:span text:style-name="T5">eher legen sie unstrukturiert und unbeschriftet vor</text:span>. Der Algorithmus muss die Strukturen selbst erkennen. <text:span text:style-name="T5">Aus erkannten Mustern und Merkmalen, lassen sich weitere Muster und Korrelationen vorhersagen. Ist, gibt zwei Arten von unüberwachten Lernen.</text:span></text:p>
      <text:list xml:id="list1582213094" text:style-name="L2">
        <text:list-item>
          <text:p text:style-name="P10">Clustering: Gruppierung von Daten, weitere lassen sich in bestehende Cluster zuordnen</text:p>
        </text:list-item>
        <text:list-item>
          <text:p text:style-name="P10">Assoziation: <text:span text:style-name="T6">Regeln in Daten finden, so werden Daten durch Erfahrung definiert</text:span></text:p>
        </text:list-item>
      </text:list>
      <text:p text:style-name="P6"><text:soft-page-break/>Zu diesem Lernen gehören u. a. K-Means, hierarchische Clusteranalyse und Dimensionsreduktion. <text:span text:style-name="T10">Mit dieser Methode lassen sich Probleme des Clustering, Dimensionsreduktion und Lernen von Assoziationsregeln.</text:span></text:p>
      <text:h text:style-name="Heading_20_3" text:outline-level="3">Teilweise überwachtes Lernen</text:h>
      <text:p text:style-name="P6">Es ist ein Hybridverfahren zwischen unüberwachten und überwachten Lernen. Die Rohdaten sind nur teilweise strukturiert und beschriftet. Durch die strukturierten Daten werden die unstrukturierten aufgewertet.</text:p>
      <text:p text:style-name="P6">Die strukturierten Daten finden anfangs Verwendung, um diese auf Muster und Korrelationen zu untersuchen. Im Anschluss können diese auf die unstrukturierten angewandt werden. <text:span text:style-name="T10">Mit dem teilweise überwachten Lernen können Probleme der Klassifizierung und Regression gelöst werden.</text:span></text:p>
      <text:h text:style-name="Heading_20_3" text:outline-level="3">Bestärktes Lernen</text:h>
      <text:p text:style-name="P6">Ein Computerprogramm interagiert mit einer dynamischen Umgebung. Beim Ausführen bestimmter Aufgaben erhält das Programm gutes oder schlechtes Feedback für die Aktion. Durch die <text:span text:style-name="T2">Belohnung und Bestrafung</text:span> lernt das Programm die richtigen Verhaltensweisen. Belohnungen werden auf zwei verschiedene Arten vergeben.</text:p>
      <text:list xml:id="list4041474351" text:style-name="L3">
        <text:list-item>
          <text:p text:style-name="P11">Monte Carlo: Vergabe erfolgt am Ende</text:p>
        </text:list-item>
        <text:list-item>
          <text:p text:style-name="P11">Temporal-Difference-Learning (TD-Learning): Vergabe der Belohnung erfo<text:span text:style-name="T7">l</text:span>gt nach jedem Schritt</text:p>
        </text:list-item>
      </text:list>
      <text:p text:style-name="P6">Als Algorithmen sind hier beispielsweise Q-Learning, Deep Q Network (DQN) und State-Action-Reward-State-Action (SARSA) zu nennen.</text:p>
      <text:h text:style-name="Heading_20_2" text:outline-level="2">Algorithmen zum Analysieren von Onlineshop Daten</text:h>
      <text:p text:style-name="P12">Die verwendeten Algorithmen des maschinellen Lernens können durch ihre Ähnlichkeiten gruppiert werden. In den folgenden Kapiteln werden diese wie in [<text:a xlink:type="simple" xlink:href="https://machinelearningmastery.com/a-tour-of-machine-learning-algorithms" text:style-name="Internet_20_link" text:visited-style-name="Visited_20_Internet_20_Link">https://machinelearningmastery.com/a-tour-of-machine-learning-algorithms</text:a>] diskutiert.</text:p>
      <text:h text:style-name="Heading_20_3" text:outline-level="3">Regressionsalgorithmen <text:span text:style-name="T11">(Regression Algorithms)</text:span></text:h>
      <text:p text:style-name="P13">Durch die interaktive Verwendung eines Fehlmaßes erfolgt eine Verfeinerung des Algorithmus, d<text:span text:style-name="T12">er Regressionsalgorithmen </text:span><text:span text:style-name="T11">(</text:span><text:span text:style-name="T12">eng. </text:span><text:span text:style-name="T11">Regression Algorithms)</text:span> befasst sich mit den Beziehungen zwischen Variablen.</text:p>
      <text:p text:style-name="P14">Wichtige Algorithmen</text:p>
      <text:list xml:id="list3137611295" text:style-name="L4">
        <text:list-item>
          <text:p text:style-name="P15">Ordinary Least Squares Regression (OLSR)</text:p>
        </text:list-item>
        <text:list-item>
          <text:p text:style-name="P15">Linear Regression</text:p>
        </text:list-item>
        <text:list-item>
          <text:p text:style-name="P15">Logistic Regression</text:p>
        </text:list-item>
        <text:list-item>
          <text:p text:style-name="P15">Stepwise Regression</text:p>
        </text:list-item>
        <text:list-item>
          <text:p text:style-name="P15">Multivariate Adaptive Regression Splines (MARS)</text:p>
        </text:list-item>
        <text:list-item>
          <text:p text:style-name="P15"><text:soft-page-break/>Locally Estimated Scatterplot Smoothing (LOESS)</text:p>
        </text:list-item>
      </text:list>
      <text:h text:style-name="Heading_20_3" text:outline-level="3">Instanz-basierende Algorithmen <text:span text:style-name="T11">(Instance-based Algorithms)</text:span></text:h>
      <text:p text:style-name="P14">Algorithmen</text:p>
      <text:list xml:id="list2814526152" text:style-name="L5">
        <text:list-item>
          <text:p text:style-name="P16">k-Nearest Neighbor (kNN)</text:p>
        </text:list-item>
        <text:list-item>
          <text:p text:style-name="P16">Learning Vector Quantization (LVQ)</text:p>
        </text:list-item>
        <text:list-item>
          <text:p text:style-name="P16">Self-Organizing Map (SOM)</text:p>
        </text:list-item>
        <text:list-item>
          <text:p text:style-name="P16">Locally Weighted Learning (LWL)</text:p>
        </text:list-item>
        <text:list-item>
          <text:p text:style-name="P16">Support Vector Machines (SVM)</text:p>
        </text:list-item>
      </text:list>
      <text:h text:style-name="Heading_20_3" text:outline-level="3">Regularisierungsalgorithmen <text:span text:style-name="T11">(Regularization Algorithms)</text:span></text:h>
      <text:p text:style-name="P14">Algorithmen</text:p>
      <text:list xml:id="list58776065" text:style-name="L6">
        <text:list-item>
          <text:p text:style-name="P17">Ridge Regression</text:p>
        </text:list-item>
        <text:list-item>
          <text:p text:style-name="P17">Least Absolute Shrinkage and Selection Operator (LASSO)</text:p>
        </text:list-item>
        <text:list-item>
          <text:p text:style-name="P17">Elastic Net</text:p>
        </text:list-item>
        <text:list-item>
          <text:p text:style-name="P17">Least-Angle Regression (LARS)</text:p>
        </text:list-item>
      </text:list>
      <text:h text:style-name="Heading_20_3" text:outline-level="3">Entscheidungsbaumalgorithmen <text:span text:style-name="T11">(Decision Tree Algorithms)</text:span></text:h>
      <text:p text:style-name="P14">Algorithmen</text:p>
      <text:list xml:id="list1489483950" text:style-name="L7">
        <text:list-item>
          <text:p text:style-name="P18">Classification and Regression Tree (CART)</text:p>
        </text:list-item>
        <text:list-item>
          <text:p text:style-name="P18">Iterative Dichotomiser 3 (ID3)</text:p>
        </text:list-item>
        <text:list-item>
          <text:p text:style-name="P18">C4.5 and C5.0 (different versions of a powerful approach)</text:p>
        </text:list-item>
        <text:list-item>
          <text:p text:style-name="P18">Chi-squared Automatic Interaction Detection (CHAID)</text:p>
        </text:list-item>
        <text:list-item>
          <text:p text:style-name="P18">Decision Stump</text:p>
        </text:list-item>
        <text:list-item>
          <text:p text:style-name="P18">M5</text:p>
        </text:list-item>
        <text:list-item>
          <text:p text:style-name="P18">Conditional Decision Trees</text:p>
        </text:list-item>
      </text:list>
      <text:h text:style-name="Heading_20_3" text:outline-level="3">Bayessche Algorithmen</text:h>
      <text:p text:style-name="P19">(eng. Bayesian Algorithms)</text:p>
      <text:p text:style-name="P19">Algorithmen</text:p>
      <text:list xml:id="list3429429614" text:style-name="L8">
        <text:list-item>
          <text:p text:style-name="P20">Gaussian Naive Bayes</text:p>
        </text:list-item>
        <text:list-item>
          <text:p text:style-name="P20">Multinomial Naive Bayes</text:p>
        </text:list-item>
        <text:list-item>
          <text:p text:style-name="P20">Averaged One-Dependence Estimators (AODE)</text:p>
        </text:list-item>
        <text:list-item>
          <text:p text:style-name="P20">Bayesian Belief Network (BBN)</text:p>
        </text:list-item>
        <text:list-item>
          <text:p text:style-name="P20">Bayesian Network (BN)</text:p>
        </text:list-item>
      </text:list>
      <text:h text:style-name="Heading_20_3" text:outline-level="3"><text:soft-page-break/>Clustering-Algorithmen</text:h>
      <text:p text:style-name="P22"><text:span text:style-name="T13">(eng. Clustering Algorithms)</text:span></text:p>
      <text:p text:style-name="P22">Algorithmen</text:p>
      <text:list xml:id="list3119093637" text:style-name="L9">
        <text:list-item>
          <text:p text:style-name="P21">k-Means</text:p>
        </text:list-item>
        <text:list-item>
          <text:p text:style-name="P21">k-Medians</text:p>
        </text:list-item>
        <text:list-item>
          <text:p text:style-name="P21">Expectation Maximisation (EM)</text:p>
        </text:list-item>
        <text:list-item>
          <text:p text:style-name="P21">Hierarchical Clustering</text:p>
        </text:list-item>
      </text:list>
      <text:h text:style-name="Heading_20_3" text:outline-level="3">Lernalgorithmen für Assoziationsregeln</text:h>
      <text:p text:style-name="P23">(eng. Association Rule Learning Algorithms)</text:p>
      <text:p text:style-name="P23">Algorithmen</text:p>
      <text:list xml:id="list2875919076" text:style-name="L10">
        <text:list-item>
          <text:p text:style-name="P24">Apriori algorithm</text:p>
        </text:list-item>
        <text:list-item>
          <text:p text:style-name="P24">Eclat algorithm</text:p>
        </text:list-item>
      </text:list>
      <text:h text:style-name="Heading_20_3" text:outline-level="3">Neuronale Netze</text:h>
      <text:p text:style-name="P23">(eng. Artificial Neural Network Algorithms)</text:p>
      <text:p text:style-name="P23">Algorithmen</text:p>
      <text:list xml:id="list55772050" text:style-name="L11">
        <text:list-item>
          <text:p text:style-name="P25">Perceptron</text:p>
        </text:list-item>
        <text:list-item>
          <text:p text:style-name="P25">Multilayer Perceptrons (MLP)</text:p>
        </text:list-item>
        <text:list-item>
          <text:p text:style-name="P25">Back-Propagation</text:p>
        </text:list-item>
        <text:list-item>
          <text:p text:style-name="P25">Stochastic Gradient Descent</text:p>
        </text:list-item>
        <text:list-item>
          <text:p text:style-name="P25">Hopfield Network</text:p>
        </text:list-item>
        <text:list-item>
          <text:p text:style-name="P25">Radial Basis Function Network (RBFN)</text:p>
        </text:list-item>
      </text:list>
      <text:h text:style-name="Heading_20_3" text:outline-level="3">Depp-Learning-Algorithmen</text:h>
      <text:p text:style-name="P23">(eng Deep Learning Algorithms)</text:p>
      <text:p text:style-name="P23">Algorithmen</text:p>
      <text:list xml:id="list3781591537" text:style-name="L12">
        <text:list-item>
          <text:p text:style-name="P26">Convolutional Neural Network (CNN)</text:p>
        </text:list-item>
        <text:list-item>
          <text:p text:style-name="P26">Recurrent Neural Networks (RNNs)</text:p>
        </text:list-item>
        <text:list-item>
          <text:p text:style-name="P26">Long Short-Term Memory Networks (LSTMs)</text:p>
        </text:list-item>
        <text:list-item>
          <text:p text:style-name="P26">Stacked Auto-Encoders</text:p>
        </text:list-item>
        <text:list-item>
          <text:p text:style-name="P26">Deep Boltzmann Machine (DBM)</text:p>
        </text:list-item>
        <text:list-item>
          <text:p text:style-name="P26">Deep Belief Networks (DBN)</text:p>
        </text:list-item>
      </text:list>
      <text:h text:style-name="Heading_20_3" text:outline-level="3"><text:soft-page-break/>Dimensionsreduktionsalgorithmen</text:h>
      <text:p text:style-name="P23">(eng. Dimensionality Reduction Algorithms)</text:p>
      <text:p text:style-name="P23">Algorithmen</text:p>
      <text:list xml:id="list2461366479" text:style-name="L13">
        <text:list-item>
          <text:p text:style-name="P27">Principal Component Analysis (PCA)</text:p>
        </text:list-item>
        <text:list-item>
          <text:p text:style-name="P27">Principal Component Regression (PCR)</text:p>
        </text:list-item>
        <text:list-item>
          <text:p text:style-name="P27">Partial Least Squares Regression (PLSR)</text:p>
        </text:list-item>
        <text:list-item>
          <text:p text:style-name="P27">Sammon Mapping</text:p>
        </text:list-item>
        <text:list-item>
          <text:p text:style-name="P27">Multidimensional Scaling (MDS)</text:p>
        </text:list-item>
        <text:list-item>
          <text:p text:style-name="P27">Projection Pursuit</text:p>
        </text:list-item>
        <text:list-item>
          <text:p text:style-name="P27">Linear Discriminant Analysis (LDA)</text:p>
        </text:list-item>
        <text:list-item>
          <text:p text:style-name="P27">Mixture Discriminant Analysis (MDA)</text:p>
        </text:list-item>
        <text:list-item>
          <text:p text:style-name="P27">Quadratic Discriminant Analysis (QDA)</text:p>
        </text:list-item>
        <text:list-item>
          <text:p text:style-name="P27">Flexible Discriminant Analysis (FDA)</text:p>
        </text:list-item>
      </text:list>
      <text:h text:style-name="Heading_20_3" text:outline-level="3">Ensemble-Algorithmen</text:h>
      <text:p text:style-name="P23">(eng. Ensemble Algorithms)</text:p>
      <text:p text:style-name="P23">Algorithmen</text:p>
      <text:list xml:id="list3111374263" text:style-name="L14">
        <text:list-item>
          <text:p text:style-name="P28">Boosting</text:p>
        </text:list-item>
        <text:list-item>
          <text:p text:style-name="P28">Bootstrapped Aggregation (Bagging)</text:p>
        </text:list-item>
        <text:list-item>
          <text:p text:style-name="P28">AdaBoost</text:p>
        </text:list-item>
        <text:list-item>
          <text:p text:style-name="P28">Weighted Average (Blending)</text:p>
        </text:list-item>
        <text:list-item>
          <text:p text:style-name="P28">Stacked Generalization (Stacking)</text:p>
        </text:list-item>
        <text:list-item>
          <text:p text:style-name="P28">Gradient Boosting Machines (GBM)</text:p>
        </text:list-item>
        <text:list-item>
          <text:p text:style-name="P28">Gradient Boosted Regression Trees (GBRT)</text:p>
        </text:list-item>
        <text:list-item>
          <text:p text:style-name="P28">Random Forest</text:p>
        </text:list-item>
      </text:list>
      <text:h text:style-name="Heading_20_2" text:outline-level="2">Umsetzung der Datenverarbeitung</text:h>
      <text:p text:style-name="P1"/>
      <text:h text:style-name="Heading_20_2" text:outline-level="2">Umsetzung der Clusterung</text:h>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i"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03:13:04.224006463</meta:creation-date>
    <dc:date>2022-12-04T01:07:33.119780345</dc:date>
    <meta:editing-duration>PT2H44M57S</meta:editing-duration>
    <meta:editing-cycles>20</meta:editing-cycles>
    <meta:generator>LibreOffice/7.0.4.2$Linux_X86_64 LibreOffice_project/00$Build-2</meta:generator>
    <meta:document-statistic meta:table-count="0" meta:image-count="0" meta:object-count="0" meta:page-count="5" meta:paragraph-count="123" meta:word-count="808" meta:character-count="6335" meta:non-whitespace-character-count="5742"/>
  </office:meta>
</office:document-meta>
</file>